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F" svg:font-family="" style:font-family-generic="roman"/>
    <style:font-face style:name="Lohit Devanagari" svg:font-family="'Lohit Devanagari'" style:font-pitch="variable"/>
    <style:font-face style:name="Noto Sans CJK SC" svg:font-family="'Noto Sans CJK SC'"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946" officeooo:paragraph-rsid="001cb946"/>
    </style:style>
    <style:style style:name="P2" style:family="paragraph" style:parent-style-name="Standard">
      <style:text-properties fo:font-weight="bold" officeooo:rsid="001cb946" officeooo:paragraph-rsid="001cb946" style:font-weight-asian="bold" style:font-weight-complex="bold"/>
    </style:style>
    <style:style style:name="P3" style:family="paragraph" style:parent-style-name="Standard">
      <style:text-properties fo:font-weight="bold" officeooo:paragraph-rsid="001cb946" style:font-weight-asian="bold" style:font-weight-complex="bold"/>
    </style:style>
    <style:style style:name="P4" style:family="paragraph" style:parent-style-name="Standard">
      <style:text-properties fo:font-weight="bold" officeooo:rsid="0029ae54" officeooo:paragraph-rsid="001cb946" style:font-weight-asian="bold" style:font-weight-complex="bold"/>
    </style:style>
    <style:style style:name="P5" style:family="paragraph" style:parent-style-name="Standard">
      <style:text-properties fo:font-weight="bold" officeooo:rsid="0029ae54" officeooo:paragraph-rsid="0029ae54" style:font-weight-asian="bold" style:font-weight-complex="bold"/>
    </style:style>
    <style:style style:name="P6" style:family="paragraph" style:parent-style-name="Standard">
      <style:text-properties fo:font-weight="normal" officeooo:rsid="001cb946" officeooo:paragraph-rsid="001cb946" style:font-weight-asian="normal" style:font-weight-complex="normal"/>
    </style:style>
    <style:style style:name="P7" style:family="paragraph" style:parent-style-name="Standard">
      <style:paragraph-properties fo:text-align="center" style:justify-single-word="false"/>
      <style:text-properties fo:font-weight="normal" officeooo:rsid="0024f236" officeooo:paragraph-rsid="0024f236" style:font-weight-asian="normal" style:font-weight-complex="normal"/>
    </style:style>
    <style:style style:name="P8" style:family="paragraph" style:parent-style-name="Standard">
      <style:paragraph-properties fo:text-align="center" style:justify-single-word="false"/>
      <style:text-properties fo:font-weight="normal" officeooo:rsid="0024f236" officeooo:paragraph-rsid="00259995" style:font-weight-asian="normal" style:font-weight-complex="normal"/>
    </style:style>
    <style:style style:name="P9" style:family="paragraph" style:parent-style-name="Standard">
      <style:paragraph-properties fo:text-align="center" style:justify-single-word="false"/>
      <style:text-properties fo:font-weight="normal" officeooo:rsid="0024f236" officeooo:paragraph-rsid="002739af" style:font-weight-asian="normal" style:font-weight-complex="normal"/>
    </style:style>
    <style:style style:name="P10" style:family="paragraph" style:parent-style-name="Standard">
      <style:paragraph-properties fo:text-align="start" style:justify-single-word="false"/>
      <style:text-properties fo:font-weight="normal" officeooo:rsid="0024f236" officeooo:paragraph-rsid="0024f236" style:font-weight-asian="normal" style:font-weight-complex="normal"/>
    </style:style>
    <style:style style:name="P11" style:family="paragraph" style:parent-style-name="Standard">
      <style:text-properties fo:font-weight="normal" officeooo:rsid="0024f236" officeooo:paragraph-rsid="0028d2bf" style:font-weight-asian="normal" style:font-weight-complex="normal"/>
    </style:style>
    <style:style style:name="P12" style:family="paragraph" style:parent-style-name="Standard">
      <style:text-properties fo:font-weight="normal" officeooo:rsid="0028d2bf" officeooo:paragraph-rsid="0028d2bf" style:font-weight-asian="normal" style:font-weight-complex="normal"/>
    </style:style>
    <style:style style:name="P13" style:family="paragraph" style:parent-style-name="Standard">
      <style:paragraph-properties fo:text-align="start" style:justify-single-word="false"/>
      <style:text-properties fo:font-weight="normal" officeooo:rsid="0029ae54" officeooo:paragraph-rsid="0029ae54" style:font-weight-asian="normal" style:font-weight-complex="normal"/>
    </style:style>
    <style:style style:name="P14" style:family="paragraph" style:parent-style-name="Standard">
      <style:paragraph-properties fo:text-align="start" style:justify-single-word="false"/>
      <style:text-properties fo:font-weight="normal" officeooo:rsid="0029ae54" officeooo:paragraph-rsid="002af019" style:font-weight-asian="normal" style:font-weight-complex="normal"/>
    </style:style>
    <style:style style:name="P15" style:family="paragraph" style:parent-style-name="Standard">
      <style:text-properties fo:font-weight="normal" officeooo:rsid="002d22c1" officeooo:paragraph-rsid="002d22c1" style:font-weight-asian="normal" style:font-weight-complex="normal"/>
    </style:style>
    <style:style style:name="P16" style:family="paragraph" style:parent-style-name="Standard">
      <style:text-properties officeooo:paragraph-rsid="001cb946"/>
    </style:style>
    <style:style style:name="P17" style:family="paragraph" style:parent-style-name="Standard">
      <style:paragraph-properties fo:text-align="center" style:justify-single-word="false"/>
      <style:text-properties fo:font-size="12pt" officeooo:paragraph-rsid="0028d2bf" style:font-size-asian="12pt" style:font-size-complex="12pt"/>
    </style:style>
    <style:style style:name="P18" style:family="paragraph" style:parent-style-name="Standard">
      <style:paragraph-properties fo:text-align="center" style:justify-single-word="false"/>
      <style:text-properties fo:font-size="12pt" fo:font-weight="normal" officeooo:rsid="0028d2bf" officeooo:paragraph-rsid="0028d2bf"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officeooo:paragraph-rsid="002739af"/>
    </style:style>
    <style:style style:name="P20" style:family="paragraph" style:parent-style-name="Standard">
      <style:paragraph-properties fo:text-align="start" style:justify-single-word="false"/>
      <style:text-properties officeooo:paragraph-rsid="0029ae54"/>
    </style:style>
    <style:style style:name="P21" style:family="paragraph" style:parent-style-name="Standard">
      <style:text-properties officeooo:paragraph-rsid="002bb5ca"/>
    </style:style>
    <style:style style:name="P22" style:family="paragraph">
      <loext:graphic-properties draw:fill="none" draw:fill-color="#ffffff"/>
    </style:style>
    <style:style style:name="P23" style:family="paragraph">
      <loext:graphic-properties draw:fill-color="#ffffff"/>
    </style:style>
    <style:style style:name="P24" style:family="paragraph">
      <style:paragraph-properties fo:text-align="center"/>
    </style:style>
    <style:style style:name="P25" style:family="paragraph">
      <style:text-properties style:font-name="F" fo:font-size="10.5pt" style:font-size-asian="10.5pt" style:font-size-complex="10.5pt"/>
    </style:style>
    <style:style style:name="P26" style:family="paragraph">
      <loext:graphic-properties draw:fill="none" draw:fill-color="#ffffff"/>
      <style:text-properties style:font-name="F" fo:font-size="10.5pt" style:font-size-asian="10.5pt" style:font-size-complex="10.5pt"/>
    </style:style>
    <style:style style:name="P27" style:family="paragraph">
      <style:paragraph-properties fo:text-align="center"/>
      <style:text-properties fo:font-size="12pt"/>
    </style:style>
    <style:style style:name="P28" style:family="paragraph">
      <loext:graphic-properties draw:fill-color="#acb20c"/>
      <style:paragraph-properties fo:text-align="center"/>
    </style:style>
    <style:style style:name="P29" style:family="paragraph">
      <loext:graphic-properties draw:fill="none" draw:fill-color="#ffffff"/>
      <style:paragraph-properties style:writing-mode="lr-tb"/>
      <style:text-properties fo:font-size="12pt"/>
    </style:style>
    <style:style style:name="T1" style:family="text">
      <style:text-properties officeooo:rsid="001cb946"/>
    </style:style>
    <style:style style:name="T2" style:family="text">
      <style:text-properties fo:font-weight="normal" officeooo:rsid="001cb946" style:font-weight-asian="normal" style:font-weight-complex="normal"/>
    </style:style>
    <style:style style:name="T3" style:family="text">
      <style:text-properties fo:font-weight="normal" officeooo:rsid="002739af" style:font-weight-asian="normal" style:font-weight-complex="normal"/>
    </style:style>
    <style:style style:name="T4" style:family="text">
      <style:text-properties fo:font-weight="normal" officeooo:rsid="0028d2bf" style:font-weight-asian="normal" style:font-weight-complex="normal"/>
    </style:style>
    <style:style style:name="T5" style:family="text">
      <style:text-properties fo:font-weight="normal" officeooo:rsid="0029ae54" style:font-weight-asian="normal" style:font-weight-complex="normal"/>
    </style:style>
    <style:style style:name="T6" style:family="text">
      <style:text-properties fo:font-weight="normal" officeooo:rsid="002a1c82" style:font-weight-asian="normal" style:font-weight-complex="normal"/>
    </style:style>
    <style:style style:name="T7" style:family="text">
      <style:text-properties fo:font-weight="normal" officeooo:rsid="002af019" style:font-weight-asian="normal" style:font-weight-complex="normal"/>
    </style:style>
    <style:style style:name="T8" style:family="text">
      <style:text-properties fo:font-weight="normal" officeooo:rsid="002bb5ca" style:font-weight-asian="normal" style:font-weight-complex="normal"/>
    </style:style>
    <style:style style:name="T9" style:family="text">
      <style:text-properties fo:font-weight="normal" officeooo:rsid="002d22c1" style:font-weight-asian="normal" style:font-weight-complex="normal"/>
    </style:style>
    <style:style style:name="T10" style:family="text">
      <style:text-properties fo:font-weight="normal" officeooo:rsid="0030377e" style:font-weight-asian="normal" style:font-weight-complex="normal"/>
    </style:style>
    <style:style style:name="T11" style:family="text">
      <style:text-properties fo:font-weight="normal" officeooo:rsid="003119fa" style:font-weight-asian="normal" style:font-weight-complex="normal"/>
    </style:style>
    <style:style style:name="T12" style:family="text">
      <style:text-properties officeooo:rsid="00259995"/>
    </style:style>
    <style:style style:name="T13" style:family="text">
      <style:text-properties officeooo:rsid="002739af"/>
    </style:style>
    <style:style style:name="T14" style:family="text">
      <style:text-properties style:font-name="0" fo:font-size="10.5pt" fo:font-style="normal" fo:font-weight="normal" officeooo:rsid="0030377e" style:font-size-asian="10.5pt" style:font-style-asian="normal" style:font-weight-asian="normal" style:font-weight-complex="normal"/>
    </style:style>
    <style:style style:name="T15" style:family="text">
      <style:text-properties officeooo:rsid="0028d2bf"/>
    </style:style>
    <style:style style:name="T16" style:family="text">
      <style:text-properties fo:font-size="12pt" style:font-size-asian="12pt" style:font-size-complex="12pt"/>
    </style:style>
    <style:style style:name="T17" style:family="text">
      <style:text-properties fo:font-size="12pt" officeooo:rsid="0028d2bf" style:font-size-asian="12pt" style:font-size-complex="12pt"/>
    </style:style>
    <style:style style:name="T18" style:family="text">
      <style:text-properties fo:font-size="12pt" officeooo:rsid="002739af" style:font-size-asian="12pt" style:font-size-complex="12pt"/>
    </style:style>
    <style:style style:name="T19" style:family="text">
      <style:text-properties fo:font-size="12pt" officeooo:rsid="001cb946" style:font-size-asian="12pt" style:font-size-complex="12pt"/>
    </style:style>
    <style:style style:name="T20" style:family="text">
      <style:text-properties officeooo:rsid="002a1c82"/>
    </style:style>
    <style:style style:name="T21" style:family="text">
      <style:text-properties officeooo:rsid="002af019"/>
    </style:style>
    <style:style style:name="T22" style:family="text">
      <style:text-properties officeooo:rsid="003d7415"/>
    </style:style>
    <style:style style:name="T23" style:family="text">
      <style:text-properties fo:font-weight="bold" officeooo:rsid="002d9075" style:font-weight-asian="bold" style:font-weight-complex="bold"/>
    </style:style>
    <style:style style:name="T24" style:family="text">
      <style:text-properties fo:font-size="16pt" fo:font-weight="normal" officeooo:rsid="0030377e" style:font-size-asian="16pt" style:font-weight-asian="normal" style:font-size-complex="16pt" style:font-weight-complex="normal"/>
    </style:style>
    <style:style style:name="T25" style:family="text">
      <style:text-properties fo:font-size="16pt" fo:font-weight="normal" officeooo:rsid="003119fa" style:font-size-asian="16pt" style:font-weight-asian="normal" style:font-size-complex="16pt" style:font-weight-complex="normal"/>
    </style:style>
    <style:style style:name="T26" style:family="text">
      <style:text-properties officeooo:rsid="003263ec"/>
    </style:style>
    <style:style style:name="T27" style:family="text">
      <style:text-properties style:font-name="F" fo:font-size="10.5pt" style:font-size-asian="10.5pt" style:font-size-complex="10.5pt"/>
    </style:style>
    <style:style style:name="T28" style:family="text">
      <style:text-properties fo:font-size="12pt"/>
    </style:style>
    <style:style style:name="gr1" style:family="graphic">
      <style:graphic-properties draw:stroke="none" svg:stroke-color="#000000" draw:fill="none" draw:fill-color="#ffffff" fo:min-height="0.00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acb20c" draw:fill-color="#ffffff" draw:textarea-horizontal-align="justify" draw:textarea-vertical-align="middle" draw:auto-grow-height="false" fo:min-height="0.688cm" fo:min-width="0.46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acb20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color="#acb20c"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62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acb20c" draw:fill-color="#ffffff" draw:textarea-horizontal-align="justify" draw:textarea-vertical-align="middle" draw:auto-grow-height="false" fo:min-height="0.422cm" fo:min-width="1.219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color="#acb20c" draw:fill-color="#ffffff" draw:textarea-horizontal-align="justify" draw:textarea-vertical-align="middle" draw:auto-grow-height="false" fo:min-height="0.688cm" fo:min-width="1.219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svg:stroke-color="#acb20c" draw:fill-color="#acb20c"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 Avaliação do componente curricular Teoria da Computação do curso de Ciência da Computação</text:p>
      <text:p text:style-name="P1">UFFS.</text:p>
      <text:p text:style-name="P1">Ministrada por: Andrei de Almeida Sampaio Braga</text:p>
      <text:p text:style-name="P1">Discente: Jardel Osorio Duarte</text:p>
      <text:p text:style-name="P1">Mátricula: 1611100062</text:p>
      <text:p text:style-name="P1"/>
      <text:p text:style-name="P2">Parte 2</text:p>
      <text:p text:style-name="P2"/>
      <text:p text:style-name="P2">4. (36 pontos) Considere a linguagem L = { 0^i1^j0^i 1^j | i, j &gt; 0 }.</text:p>
      <text:p text:style-name="P2"/>
      <text:p text:style-name="P2">(a) Através de uma explicação textual, descreva o funcionamento de uma máquina de Turing original M que reconheça a linguagem L.</text:p>
      <text:p text:style-name="P2"/>
      <text:p text:style-name="P6">A partir do seguinte diagrama de estados:</text:p>
      <text:p text:style-name="P2"/>
      <text:p text:style-name="P2"><draw:frame text:anchor-type="paragraph" draw:z-index="14" draw:name="Forma3_5" draw:style-name="gr1" draw:text-style-name="P22" svg:width="1.698cm" svg:height="0.489cm" svg:x="5.017cm" svg:y="0.118cm"><draw:text-box><text:p>x→x, R</text:p></draw:text-box></draw:frame><draw:frame text:anchor-type="paragraph" draw:z-index="29" draw:name="Forma3_13" draw:style-name="gr1" draw:text-style-name="P22" svg:width="1.698cm" svg:height="0.489cm" svg:x="9.932cm" svg:y="0.095cm"><draw:text-box><text:p>x→x, L</text:p></draw:text-box></draw:frame><draw:frame text:anchor-type="paragraph" draw:z-index="34" draw:name="Forma3_16" draw:style-name="gr7" draw:text-style-name="P22" svg:width="1.698cm" svg:height="0.489cm" svg:x="12.513cm" svg:y="0.474cm"><draw:text-box><text:p>1→1, L</text:p></draw:text-box></draw:frame><draw:line text:anchor-type="paragraph" draw:z-index="39" draw:name="Forma6_1" draw:style-name="gr10" draw:text-style-name="P28" svg:x1="15.577cm" svg:y1="0.164cm" svg:x2="0.563cm" svg:y2="0.164cm"><text:p/></draw:line><draw:line text:anchor-type="paragraph" draw:z-index="38" draw:name="Forma6_0" draw:style-name="gr10" draw:text-style-name="P28" svg:x1="15.577cm" svg:y1="0.164cm" svg:x2="15.577cm" svg:y2="2.923cm"><text:p/></draw:line><draw:line text:anchor-type="paragraph" draw:z-index="40" draw:name="Forma6_2" draw:style-name="gr10" draw:text-style-name="P28" svg:x1="0.563cm" svg:y1="2.371cm" svg:x2="0.563cm" svg:y2="0.164cm"><text:p/></draw:line><draw:frame text:anchor-type="paragraph" draw:z-index="68" draw:name="Forma3_9" draw:style-name="gr1" draw:text-style-name="P22" svg:width="1.698cm" svg:height="0.489cm" svg:x="7.44cm" svg:y="0.314cm"><draw:text-box><text:p>x→x, R</text:p></draw:text-box></draw:frame></text:p>
      <text:p text:style-name="P2"><draw:frame text:anchor-type="paragraph" draw:z-index="19" draw:name="Forma3_8" draw:style-name="gr4" draw:text-style-name="P22" svg:width="1.698cm" svg:height="0.489cm" svg:x="7.44cm" svg:y="0.316cm"><draw:text-box><text:p>y→y, R</text:p></draw:text-box></draw:frame><draw:frame text:anchor-type="paragraph" draw:z-index="28" draw:name="Forma3_12" draw:style-name="gr11" draw:text-style-name="P29" svg:width="1.698cm" svg:height="0.489cm" svg:x="9.932cm" svg:y="0.097cm"><draw:text-box><text:p><text:span text:style-name="T28">y→y, </text:span><text:span text:style-name="T28">L</text:span></text:p></draw:text-box></draw:frame><draw:frame text:anchor-type="paragraph" draw:z-index="33" draw:name="Forma3_15" draw:style-name="gr7" draw:text-style-name="P22" svg:width="1.698cm" svg:height="0.489cm" svg:x="12.513cm" svg:y="0.476cm"><draw:text-box><text:p>0→0, L</text:p></draw:text-box></draw:frame><draw:frame text:anchor-type="paragraph" draw:z-index="65" draw:name="Forma3_22" draw:style-name="gr4" draw:text-style-name="P22" svg:width="1.698cm" svg:height="0.489cm" svg:x="5.017cm" svg:y="0.044cm"><draw:text-box><text:p>y→y, R</text:p></draw:text-box></draw:frame></text:p>
      <text:p text:style-name="P2"><draw:frame text:anchor-type="paragraph" draw:z-index="5" draw:name="Forma3_0" draw:style-name="gr7" draw:text-style-name="P22" svg:width="1.698cm" svg:height="0.489cm" svg:x="2.524cm" svg:y="0.182cm"><draw:text-box><text:p>0→0, R</text:p></draw:text-box></draw:frame><draw:frame text:anchor-type="paragraph" draw:z-index="12" draw:name="Forma3_3" draw:style-name="gr7" draw:text-style-name="P22" svg:width="1.698cm" svg:height="0.489cm" svg:x="5.017cm" svg:y="0.046cm"><draw:text-box><text:p>1→1, R</text:p></draw:text-box></draw:frame><draw:frame text:anchor-type="paragraph" draw:z-index="18" draw:name="Forma3_7" draw:style-name="gr7" draw:text-style-name="P22" svg:width="1.698cm" svg:height="0.489cm" svg:x="7.44cm" svg:y="0.164cm"><draw:text-box><text:p>0→0, R</text:p></draw:text-box></draw:frame><draw:frame text:anchor-type="paragraph" draw:z-index="27" draw:name="Forma3_11" draw:style-name="gr7" draw:text-style-name="P22" svg:width="1.698cm" svg:height="0.489cm" svg:x="9.932cm" svg:y="0.099cm"><draw:text-box><text:p>0→0, L</text:p></draw:text-box></draw:frame><draw:path text:anchor-type="paragraph" draw:z-index="35" draw:name="Forma4_3" draw:style-name="gr3" draw:text-style-name="P24" svg:width="0.876cm" svg:height="0.994cm" svg:x="12.629cm" svg:y="0.465cm" svg:viewBox="0 0 877 995" svg:d="M281 995c-157-245-408-640-205-861 181-195 678-210 801 177v264l-103 221"><text:p/></draw:path></text:p>
      <text:p text:style-name="P2"><draw:path text:anchor-type="paragraph" draw:z-index="4" draw:name="Forma4" draw:style-name="gr3" draw:text-style-name="P24" svg:width="0.876cm" svg:height="0.994cm" svg:x="2.619cm" svg:y="0.114cm" svg:viewBox="0 0 877 995" svg:d="M281 995c-157-245-408-640-205-861 181-195 678-210 801 177v264l-103 221"><text:p/></draw:path><draw:path text:anchor-type="paragraph" draw:z-index="10" draw:name="Forma4_0" draw:style-name="gr3" draw:text-style-name="P24" svg:width="0.876cm" svg:height="0.994cm" svg:x="5.13cm" svg:y="0.091cm" svg:viewBox="0 0 877 995" svg:d="M281 995c-157-245-408-640-205-861 181-195 678-210 801 177v264l-103 221"><text:p/></draw:path><draw:path text:anchor-type="paragraph" draw:z-index="23" draw:name="Forma4_1" draw:style-name="gr3" draw:text-style-name="P24" svg:width="0.876cm" svg:height="0.994cm" svg:x="7.623cm" svg:y="0.113cm" svg:viewBox="0 0 877 995" svg:d="M281 995c-157-245-408-640-205-861 181-195 678-210 801 177v264l-103 221"><text:p/></draw:path><draw:path text:anchor-type="paragraph" draw:z-index="25" draw:name="Forma4_2" draw:style-name="gr3" draw:text-style-name="P24" svg:width="0.876cm" svg:height="0.994cm" svg:x="10.136cm" svg:y="0.024cm" svg:viewBox="0 0 877 995" svg:d="M281 995c-157-245-408-640-205-861 181-195 678-210 801 177v264l-103 221"><text:p/></draw:path><draw:line text:anchor-type="paragraph" draw:z-index="43" draw:name="Forma5_4" draw:style-name="gr6" draw:text-style-name="P24" svg:x1="0.563cm" svg:y1="0.291cm" svg:x2="0.563cm" svg:y2="1.018cm"><text:p/></draw:line><draw:frame text:anchor-type="paragraph" draw:z-index="13" draw:name="Forma3_4" draw:style-name="gr4" draw:text-style-name="P22" svg:width="1.698cm" svg:height="0.489cm" svg:x="3.648cm" svg:y="0.393cm"><draw:text-box><text:p>y→y, R</text:p></draw:text-box></draw:frame></text:p>
      <text:p text:style-name="P2"><draw:custom-shape text:anchor-type="paragraph" draw:z-index="1" draw:name="Forma2" draw:style-name="gr2" draw:text-style-name="P23" svg:width="0.664cm" svg:height="0.971cm" svg:x="0.208cm" svg:y="0.423cm"><text:p>q0</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 draw:name="Forma3" draw:style-name="gr7" draw:text-style-name="P22" svg:width="1.698cm" svg:height="0.489cm" svg:x="1.004cm" svg:y="0.443cm"><draw:text-box><text:p>0→x, R</text:p></draw:text-box></draw:frame><draw:custom-shape text:anchor-type="paragraph" draw:z-index="3" draw:name="Forma2_0" draw:style-name="gr2" draw:text-style-name="P23" svg:width="0.664cm" svg:height="0.971cm" svg:x="7.837cm" svg:y="0.443cm"><text:p>q1</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 draw:name="Forma5" draw:style-name="gr6" draw:text-style-name="P24" svg:x1="3.496cm" svg:y1="0.27cm" svg:x2="3.318cm" svg:y2="0.623cm"><text:p/></draw:line><draw:frame text:anchor-type="paragraph" draw:z-index="8" draw:name="Forma3_2" draw:style-name="gr7" draw:text-style-name="P22" svg:width="1.698cm" svg:height="0.489cm" svg:x="3.648cm" svg:y="0.395cm"><draw:text-box><text:p>1→1, R</text:p></draw:text-box></draw:frame><draw:custom-shape text:anchor-type="paragraph" draw:z-index="9" draw:name="Forma2_1" draw:style-name="gr2" draw:text-style-name="P23" svg:width="0.664cm" svg:height="0.971cm" svg:x="5.345cm" svg:y="0.395cm"><text:p>q2</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 draw:name="Forma5_0" draw:style-name="gr6" draw:text-style-name="P24" svg:x1="6.008cm" svg:y1="0.247cm" svg:x2="5.83cm" svg:y2="0.6cm"><text:p/></draw:line><draw:frame text:anchor-type="paragraph" draw:z-index="16" draw:name="Forma3_6" draw:style-name="gr11" draw:text-style-name="P22" svg:width="1.698cm" svg:height="0.489cm" svg:x="6.14cm" svg:y="0.443cm"><draw:text-box><text:p>0→x, R</text:p></draw:text-box></draw:frame><draw:custom-shape text:anchor-type="paragraph" draw:z-index="20" draw:name="Forma2_3" draw:style-name="gr2" draw:text-style-name="P23" svg:width="0.664cm" svg:height="0.971cm" svg:x="10.351cm" svg:y="0.355cm"><text:p>q4</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4" draw:name="Forma5_1" draw:style-name="gr6" draw:text-style-name="P24" svg:x1="8.5cm" svg:y1="0.268cm" svg:x2="8.322cm" svg:y2="0.621cm"><text:p/></draw:line><draw:line text:anchor-type="paragraph" draw:z-index="26" draw:name="Forma5_2" draw:style-name="gr6" draw:text-style-name="P24" svg:x1="11.014cm" svg:y1="0.18cm" svg:x2="10.836cm" svg:y2="0.533cm"><text:p/></draw:line><draw:custom-shape text:anchor-type="paragraph" draw:z-index="32" draw:name="Forma2_4" draw:style-name="gr2" draw:text-style-name="P23" svg:width="0.664cm" svg:height="0.971cm" svg:x="12.843cm" svg:y="0.332cm"><text:p>q5</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 draw:name="Forma5_3" draw:style-name="gr6" draw:text-style-name="P24" svg:x1="13.506cm" svg:y1="0.134cm" svg:x2="13.328cm" svg:y2="0.487cm"><text:p/></draw:line><draw:frame text:anchor-type="paragraph" draw:z-index="22" draw:name="Forma3_10" draw:style-name="gr11" draw:text-style-name="P22" svg:width="1.698cm" svg:height="0.489cm" svg:x="8.654cm" svg:y="0.443cm"><draw:text-box><text:p>1→y, L</text:p></draw:text-box></draw:frame><draw:custom-shape text:anchor-type="paragraph" draw:z-index="67" draw:name="Forma2_9" draw:style-name="gr2" draw:text-style-name="P23" svg:width="0.664cm" svg:height="0.971cm" svg:x="2.833cm" svg:y="0.423cm"><text:p>q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paragraph" draw:z-index="0" draw:name="Forma1" draw:style-name="gr6" draw:text-style-name="P24" svg:x1="-0.848cm" svg:y1="0.445cm" svg:x2="0.254cm" svg:y2="0.466cm"><text:p/></draw:line><draw:line text:anchor-type="paragraph" draw:z-index="15" draw:name="Forma1_2" draw:style-name="gr6" draw:text-style-name="P24" svg:x1="6.008cm" svg:y1="0.445cm" svg:x2="7.837cm" svg:y2="0.445cm"><text:p/></draw:line><draw:line text:anchor-type="paragraph" draw:z-index="21" draw:name="Forma1_3" draw:style-name="gr6" draw:text-style-name="P24" svg:x1="8.5cm" svg:y1="0.445cm" svg:x2="10.35cm" svg:y2="0.445cm"><text:p/></draw:line><draw:frame text:anchor-type="paragraph" draw:z-index="30" draw:name="Forma3_14" draw:style-name="gr7" draw:text-style-name="P22" svg:width="1.698cm" svg:height="0.489cm" svg:x="11.167cm" svg:y="0cm"><draw:text-box><text:p>1→y, L</text:p></draw:text-box></draw:frame><draw:frame text:anchor-type="paragraph" draw:z-index="41" draw:name="Forma3_17" draw:style-name="gr1" draw:text-style-name="P22" svg:width="1.698cm" svg:height="0.489cm" svg:x="13.88cm" svg:y="0cm"><draw:text-box><text:p>x→x, R</text:p></draw:text-box></draw:frame><draw:line text:anchor-type="paragraph" draw:z-index="58" draw:name="Forma1_5" draw:style-name="gr6" draw:text-style-name="P24" svg:x1="0.871cm" svg:y1="0.445cm" svg:x2="2.832cm" svg:y2="0.487cm"><text:p/></draw:line></text:p>
      <text:p text:style-name="P2"><draw:line text:anchor-type="paragraph" draw:z-index="7" draw:name="Forma1_1" draw:style-name="gr6" draw:text-style-name="P27" svg:x1="3.496cm" svg:y1="0.002cm" svg:x2="5.345cm" svg:y2="0.002cm"><text:p/></draw:line><draw:line text:anchor-type="paragraph" draw:z-index="31" draw:name="Forma1_4" draw:style-name="gr6" draw:text-style-name="P24" svg:x1="11.014cm" svg:y1="0.002cm" svg:x2="12.864cm" svg:y2="0.002cm"><text:p/></draw:line><draw:line text:anchor-type="paragraph" draw:z-index="37" draw:name="Forma6" draw:style-name="gr10" draw:text-style-name="P28" svg:x1="13.506cm" svg:y1="0.002cm" svg:x2="15.577cm" svg:y2="0.002cm"><text:p/></draw:line><draw:line text:anchor-type="paragraph" draw:z-index="44" draw:name="Forma6_4" draw:style-name="gr10" draw:text-style-name="P28" svg:x1="12.954cm" svg:y1="0.176cm" svg:x2="12.954cm" svg:y2="1.19cm"><text:p/></draw:line><draw:line text:anchor-type="paragraph" draw:z-index="46" draw:name="Forma6_6" draw:style-name="gr10" draw:text-style-name="P28" svg:x1="8.236cm" svg:y1="0.439cm" svg:x2="8.257cm" svg:y2="1.497cm"><text:p/></draw:line><draw:line text:anchor-type="paragraph" draw:z-index="52" draw:name="Forma7_0" draw:style-name="gr6" draw:text-style-name="P24" svg:x1="13.284cm" svg:y1="0.328cm" svg:x2="14.695cm" svg:y2="2.425cm"><text:p/></draw:line><draw:line text:anchor-type="paragraph" draw:z-index="55" draw:name="Forma9" draw:style-name="gr6" draw:text-style-name="P24" svg:x1="0.519cm" svg:y1="0.42cm" svg:x2="0.893cm" svg:y2="2.447cm"><text:p/></draw:line><draw:line text:anchor-type="paragraph" draw:z-index="59" draw:name="Forma10" draw:style-name="gr6" draw:text-style-name="P24" svg:x1="10.44cm" svg:y1="0.242cm" svg:x2="2.238cm" svg:y2="2.667cm"><text:p/></draw:line><draw:line text:anchor-type="paragraph" draw:z-index="60" draw:name="Forma11" draw:style-name="gr6" draw:text-style-name="P24" svg:x1="5.434cm" svg:y1="0.242cm" svg:x2="1.665cm" svg:y2="2.447cm"><text:p/></draw:line><draw:frame text:anchor-type="paragraph" draw:z-index="64" draw:name="Forma3_1" draw:style-name="gr1" draw:text-style-name="P22" svg:width="1.698cm" svg:height="0.489cm" svg:x="13.506cm" svg:y="0.153cm"><draw:text-box><text:p>x→x, R</text:p></draw:text-box></draw:frame><draw:custom-shape text:anchor-type="paragraph" draw:z-index="17" draw:name="Forma2_2" draw:style-name="gr2" draw:text-style-name="P23" svg:width="0.664cm" svg:height="0.971cm" svg:x="7.837cm" svg:y="-0.531cm"><text:p>q3</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frame text:anchor-type="paragraph" draw:z-index="48" draw:name="Forma3_19" draw:style-name="gr1" draw:text-style-name="P22" svg:width="1.698cm" svg:height="0.489cm" svg:x="15.203cm" svg:y="0.328cm"><draw:text-box><text:p>x→x, R</text:p></draw:text-box></draw:frame><draw:frame text:anchor-type="paragraph" draw:z-index="53" draw:name="Forma8" draw:style-name="gr5" draw:text-style-name="P26" svg:width="1.701cm" svg:height="0.53cm" svg:x="-1.092cm" svg:y="0.416cm"><draw:text-box><text:p text:style-name="P25"><text:span text:style-name="T27">⊔</text:span><text:span text:style-name="T27">-</text:span><text:span text:style-name="T27">&gt;⊔,R</text:span></text:p></draw:text-box></draw:frame><draw:custom-shape text:anchor-type="paragraph" draw:z-index="61" draw:name="Forma2_8" draw:style-name="gr2" draw:text-style-name="P23" svg:width="0.664cm" svg:height="0.971cm" svg:x="13.66cm" svg:y="0.261cm"><text:p>q6</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62" draw:name="Forma12_0" draw:style-name="gr3" draw:text-style-name="P27" svg:width="0.847cm" svg:height="0.777cm" draw:transform="skewX (-0.00418879020478644) rotate (-0.419926218029836) translate (14.2973328458583cm 0.150926239890111cm)" svg:viewBox="0 0 848 778" svg:d="M301 771c164-66 376 131 497-149 114-262 34-581-239-622l-293 75-179 172-87 129"><text:p/></draw:path><draw:frame text:anchor-type="paragraph" draw:z-index="47" draw:name="Forma3_18" draw:style-name="gr7" draw:text-style-name="P22" svg:width="1.698cm" svg:height="0.489cm" svg:x="9.162cm" svg:y="0.191cm"><draw:text-box><text:p>1→1,R</text:p></draw:text-box></draw:frame></text:p>
      <text:p text:style-name="P2"><draw:frame text:anchor-type="paragraph" draw:z-index="49" draw:name="Forma3_20" draw:style-name="gr4" draw:text-style-name="P22" svg:width="1.698cm" svg:height="0.489cm" svg:x="15.203cm" svg:y="0.24cm"><draw:text-box><text:p>y→y, R</text:p></draw:text-box></draw:frame><draw:frame text:anchor-type="paragraph" draw:z-index="57" draw:name="Forma3_21" draw:style-name="gr7" draw:text-style-name="P22" svg:width="1.698cm" svg:height="0.489cm" svg:x="-1.088cm" svg:y="0.217cm"><draw:text-box><text:p>1→1, R</text:p></draw:text-box></draw:frame><draw:line text:anchor-type="paragraph" draw:z-index="66" draw:name="Forma14" draw:style-name="gr3" draw:text-style-name="P24" svg:x1="8.257cm" svg:y1="0.524cm" svg:x2="13.66cm" svg:y2="0.436cm"><text:p/></draw:line><draw:line text:anchor-type="paragraph" draw:z-index="45" draw:name="Forma6_5" draw:style-name="gr10" draw:text-style-name="P28" svg:x1="8.236cm" svg:y1="0.192cm" svg:x2="12.954cm" svg:y2="0.217cm"><text:p/></draw:line></text:p>
      <text:p text:style-name="P2"><draw:frame text:anchor-type="paragraph" draw:z-index="63" draw:name="Forma8_1" draw:style-name="gr5" draw:text-style-name="P26" svg:width="1.701cm" svg:height="0.53cm" svg:x="14.453cm" svg:y="0.15cm"><draw:text-box><text:p text:style-name="P25"><text:span text:style-name="T27">⊔</text:span><text:span text:style-name="T27">-</text:span><text:span text:style-name="T27">&gt;⊔,R</text:span></text:p></draw:text-box></draw:frame></text:p>
      <text:p text:style-name="P2"><draw:custom-shape text:anchor-type="paragraph" draw:z-index="42" draw:name="Forma2_5" draw:style-name="gr2" draw:text-style-name="P23" svg:width="0.664cm" svg:height="0.971cm" svg:x="14.695cm" svg:y="0.146cm"><text:p>q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Forma2_6" draw:style-name="gr9" draw:text-style-name="P23" svg:width="1.721cm" svg:height="0.971cm" svg:x="17.189cm" svg:y="0.213cm"><text:p>qaceita</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6" draw:name="Forma8_0" draw:style-name="gr5" draw:text-style-name="P26" svg:width="1.701cm" svg:height="0.53cm" svg:x="15.579cm" svg:y="0.258cm"><draw:text-box><text:p text:style-name="P25"><text:span text:style-name="T27">⊔</text:span><text:span text:style-name="T27">-</text:span><text:span text:style-name="T27">&gt;⊔,R</text:span></text:p></draw:text-box></draw:frame></text:p>
      <text:p text:style-name="P4"><draw:line text:anchor-type="paragraph" draw:z-index="51" draw:name="Forma7" draw:style-name="gr6" draw:text-style-name="P24" svg:x1="15.358cm" svg:y1="0.3cm" svg:x2="17.189cm" svg:y2="0.3cm"><text:p/></draw:line><draw:custom-shape text:anchor-type="paragraph" draw:z-index="54" draw:name="Forma2_7" draw:style-name="gr8" draw:text-style-name="P23" svg:width="1.721cm" svg:height="0.595cm" svg:x="0.519cm" svg:y="0.012cm"><text:p>qrejeit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2"/>
      <text:p text:style-name="P10">E as seguintes configurações para entrada L= {0,1,0,1}:</text:p>
      <text:p text:style-name="P7"/>
      <text:p text:style-name="P8">q<text:span text:style-name="T12">0 → q00101 <text:s/><text:tab/>origina <text:tab/>q1 → xq1101</text:span></text:p>
      <text:p text:style-name="P8"><text:span text:style-name="T12">q1 → xq1101 <text:tab/><text:tab/>origina <text:tab/>q2 → x1q</text:span><text:span text:style-name="T13">2</text:span><text:span text:style-name="T12">01</text:span></text:p>
      <text:p text:style-name="P9"><text:span text:style-name="T12">q2 → x1</text:span><text:span text:style-name="T13">q2</text:span><text:span text:style-name="T12">01 <text:s text:c="13"/></text:span><text:span text:style-name="T13">origina <text:tab/>q3 → x1xq31</text:span></text:p>
      <text:p text:style-name="P9"><text:span text:style-name="T13">q3 → x1xq31<text:tab/><text:tab/>origina <text:tab/>q4 → <text:s/>x1q4xy</text:span></text:p>
      <text:p text:style-name="P9"><text:span text:style-name="T13">q4 → <text:s/>x1q4xy<text:tab/><text:tab/>origina <text:tab/>q5 → <text:s/>xq5yxy<text:tab/></text:span></text:p>
      <text:p text:style-name="P19"><text:span text:style-name="T3">q5 → xq5yxy<text:tab/><text:tab/>origina <text:s text:c="7"/><text:tab/>q6→ <text:s/>xyq</text:span><text:span text:style-name="T4">6</text:span><text:span text:style-name="T3">xy <text:s/></text:span></text:p>
      <text:p text:style-name="P17"><text:span text:style-name="T3">q6→ <text:s/>xyq5xy <text:s text:c="2"/></text:span><text:span text:style-name="T4"><text:tab/>origina <text:tab/></text:span><text:span text:style-name="T3">q6→ <text:s/>xyx</text:span><text:span text:style-name="T4">q6</text:span><text:span text:style-name="T3">y </text:span></text:p>
      <text:p text:style-name="P18">q6 → <text:span text:style-name="T13">xyx</text:span>q6<text:span text:style-name="T13">y</text:span><text:span text:style-name="T1">⊔ <text:tab/></text:span>origina<text:tab/><text:tab/>q7→ <text:span text:style-name="T13">xyxy</text:span>q7<text:span text:style-name="T1">⊔</text:span></text:p>
      <text:p text:style-name="P11"><text:tab/><text:tab/><text:tab/> <text:s text:c="2"/><text:span text:style-name="T17">q7→ </text:span><text:span text:style-name="T18">xyxy</text:span><text:span text:style-name="T17">q7</text:span><text:span text:style-name="T19">⊔ <text:s/><text:tab/></text:span><text:span text:style-name="T17"> <text:s/>origina <text:tab/> <text:s text:c="2"/>qaceita.</text:span></text:p>
      <text:p text:style-name="P11"><text:span text:style-name="T17"/></text:p>
      <text:p text:style-name="P15"><text:span text:style-name="T17">T</text:span><text:span text:style-name="T16">emos os seguintes passos:</text:span></text:p>
      <text:p text:style-name="P12"><text:span text:style-name="T17"/></text:p>
      <text:p text:style-name="P13">Passo 1: <text:span text:style-name="T20">Se a string de entrada conter um tamanho ímpar, rejeite, Se o primeiro s</text:span><text:span text:style-name="T21">í</text:span><text:span text:style-name="T20">mbolo for diferente de 0, rejeite.</text:span></text:p>
      <text:p text:style-name="P13"/>
      <text:p text:style-name="P20"><text:span text:style-name="T5">Passo 2: </text:span><text:span text:style-name="T7">Se a célula contém um simbolo diferente de 0 ou 1 vá para o passo 3(neste caso x, y). E</text:span><text:span text:style-name="T5">xecute o processo de substituição de 0’s e 1’s por x’s e y’s. Substitua um 0 por x e vá para a direita até encontrar um 1, </text:span><text:span text:style-name="T6">percorra o 1 até encontrar novamente o 0</text:span><text:span text:style-name="T5">. Substitua o </text:span><text:span text:style-name="T6">0 por x e continue indo a direita </text:span><text:span text:style-name="T7">percorrendo</text:span><text:span text:style-name="T6"> todos os outros possíveis 0’s a direita, após encontrar o 1, substitua o 1</text:span><text:span text:style-name="T5"> por y e vá para a esquerda até encontrar um x, </text:span><text:span text:style-name="T7">continue a esquerda até encontrar o próximo 1, substitua 1 por y e ande para esquerda</text:span><text:span text:style-name="T5">. </text:span><text:span text:style-name="T7">Continue percorrendo a esquerda até encontrar o símbolo x novamente, vá </text:span><text:span text:style-name="T5">para a célula da direita </text:span><text:span text:style-name="T7">e recomece </text:span><text:span text:style-name="T5">o </text:span><text:span text:style-name="T7">passo 2 novamente</text:span><text:span text:style-name="T5">. </text:span></text:p>
      <text:p text:style-name="P13"><text:soft-page-break/></text:p>
      <text:p text:style-name="P14">Passo 3: <text:span text:style-name="T22">Vá para a direita até encontrar um simbolo diferente de </text:span><text:span text:style-name="T21">X e </text:span><text:span text:style-name="T22">Y. Se a célula atual contém um simbolo diferente de branco, rejeite; senão, aceite.</text:span></text:p>
      <text:p text:style-name="P2"/>
      <text:p text:style-name="P2"/>
      <text:p text:style-name="P2">(b) Descreva formalmente M .</text:p>
      <text:p text:style-name="P3"><text:span text:style-name="T1">Descrição formalmente do funcionamento da máquina:</text:span></text:p>
      <text:p text:style-name="P16"><text:span text:style-name="T2"/></text:p>
      <text:p text:style-name="P6">A máquina de Turing M é uma 7-upla (Q, Σ, Γ, &amp; , q0 , qaceita, qrejeita), onde Q, Σ, Γ são</text:p>
      <text:p text:style-name="P6">conjuntos finitos e</text:p>
      <text:p text:style-name="P6"/>
      <text:p text:style-name="P6">○ Q = (ver próximos passos)</text:p>
      <text:p text:style-name="P6">○ Σ = { 0, 1, 0, 1} (não contém o símbolo ⊔ )</text:p>
      <text:p text:style-name="P6">○ Γ = { 0, 1, x, y, ⊔ },</text:p>
      <text:p text:style-name="P6">○ &amp;: Q ⨯ Γ → Q ⨯ Γ ⨯ { L, R } é a função de transição</text:p>
      <text:p text:style-name="P6">○ q0 ∈ Q é o estado inicial da máquina,</text:p>
      <text:p text:style-name="P6">○ qaceita ∈ Q é o estado de aceitação e</text:p>
      <text:p text:style-name="P6">○ qrejeita ∈ Q é o estado de rejeição, que é diferente de qaceita</text:p>
      <text:p text:style-name="P6"/>
      <text:p text:style-name="P6">○ Em um diagrama de estados de qi, para cada estado qi ∈ Q e cada símbolo 0 ou 1 ∈ Γ, existe</text:p>
      <text:p text:style-name="P6">exatamente uma transição saindo de qi com rótulo de 0’s ou 1’s</text:p>
      <text:p text:style-name="P6"/>
      <text:p text:style-name="P6"/>
      <text:p text:style-name="P6">Estado formal dos possíveis passos dados por um diagrama deste funcionamento para a entrada</text:p>
      <text:p text:style-name="P6">L <text:span text:style-name="T15">= </text:span>{0, 0, 1, 1, 1, 0, 0, 1, 1, 1}:</text:p>
      <text:p text:style-name="P6">M = ({ q0 , q1 , q2 , q3 , q4 , q5 , q6, <text:span text:style-name="T26">q7</text:span>}, { 0, 1 }, { 0, 1, x, y, ⊔ }, q0 , q2, q4 , q<text:span text:style-name="T15">7</text:span> ).</text:p>
      <text:p text:style-name="P6"/>
      <text:p text:style-name="P6"/>
      <text:p text:style-name="P6">5. (16 pontos) Uma outra maneira de definir uma máquina de Turing é considerar que a fita da máquina é duplamente infinita, ou seja, infinita tanto para a direita quanto para a esquerda. Neste caso, também começam em branco todas as células da fita que estão à esquerda das células que contém a string de entrada. Uma máquina deste tipo funciona da mesma forma que uma máquina de Turing original com exceção de que não existe uma extremidade esquerda da fita da máquina. Responda: Máquinas com fita duplamente infinita reconhecem mais linguagens que máquinas de Turing originais? Apresente argumentos convincentes para justificar sua resposta.</text:p>
      <text:p text:style-name="P6"/>
      <text:p text:style-name="P21"><text:span text:style-name="T8">Existem </text:span><text:span text:style-name="T2">diversas variantes d</text:span><text:span text:style-name="T8">a </text:span><text:span text:style-name="T2">máquina de Turing </text:span><text:span text:style-name="T8">original</text:span><text:span text:style-name="T2"> e </text:span><text:span text:style-name="T8">podemos afirmar que todas são equivalentes em </text:span><text:span text:style-name="T2">poder. </text:span><text:span text:style-name="T8">Sabendo que estes outros </text:span><text:span text:style-name="T2">modelos </text:span><text:span text:style-name="T8">compartilham da característica (ou features) essenciais de MT original, considerando-os requisitos: acesso irrestrito</text:span><text:span text:style-name="T9"> de</text:span><text:span text:style-name="T8"> memória ilimitada, marcações com símbolos, mudanças de estado(em casos de máquinas não-determinísticas).. Entretan</text:span><text:span text:style-name="T9">to</text:span><text:span text:style-name="T8"> existem m</text:span><text:span text:style-name="T9">á</text:span><text:span text:style-name="T8">quinas que não são </text:span><text:span text:style-name="T9">Turing</text:span><text:span text:style-name="T8"> mas que são </text:span><text:span text:style-name="T2">parecid</text:span><text:span text:style-name="T8">a</text:span><text:span text:style-name="T2">s </text:span><text:span text:style-name="T9">e também obtêm recursos tais quais a MT</text:span><text:span text:style-name="T2">, </text:span><text:span text:style-name="T9">podemos considerar exemplos </text:span><text:span text:style-name="T2">autômatos finitos e autômatos a pilh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F" svg:font-family="" style:font-family-generic="roman"/>
    <style:font-face style:name="Lohit Devanagari" svg:font-family="'Lohit Devanagari'" style:font-pitch="variable"/>
    <style:font-face style:name="Noto Sans CJK SC" svg:font-family="'Noto Sans CJK SC'" style:font-pitch="variable"/>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3:27:48.970274584</meta:creation-date>
    <dc:date>2021-03-24T18:25:57.189480019</dc:date>
    <meta:editing-duration>PT3M40S</meta:editing-duration>
    <meta:editing-cycles>1</meta:editing-cycles>
    <meta:document-statistic meta:table-count="0" meta:image-count="0" meta:object-count="0" meta:page-count="2" meta:paragraph-count="41" meta:word-count="717" meta:character-count="3829" meta:non-whitespace-character-count="3088"/>
    <meta:generator>LibreOffice/6.4.6.2$Linux_X86_64 LibreOffice_project/40$Build-2</meta:generator>
  </office:meta>
</office:document-meta>
</file>